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2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67952" calcext:value-type="float">
            <text:p>346.6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472" calcext:value-type="float">
            <text:p>347.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2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2.53168" calcext:value-type="float">
            <text:p>352.5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93504" calcext:value-type="float">
            <text:p>348.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1004" calcext:value-type="float">
            <text:p>346.1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3864" calcext:value-type="float">
            <text:p>348.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51416" calcext:value-type="float">
            <text:p>349.5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804" calcext:value-type="float">
            <text:p>336.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8.6912" calcext:value-type="float">
            <text:p>348.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1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12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5.3256" calcext:value-type="float">
            <text:p>395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1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1672" calcext:value-type="float">
            <text:p>347.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1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2152" calcext:value-type="float">
            <text:p>350.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328" calcext:value-type="float">
            <text:p>338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3.5096" calcext:value-type="float">
            <text:p>343.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9.1" calcext:value-type="float">
            <text:p>419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6.2528" calcext:value-type="float">
            <text:p>346.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328" calcext:value-type="float">
            <text:p>338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328" calcext:value-type="float">
            <text:p>338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328" calcext:value-type="float">
            <text:p>338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4.7872" calcext:value-type="float">
            <text:p>354.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9292" calcext:value-type="float">
            <text:p>347.9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2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7.5304" calcext:value-type="float">
            <text:p>357.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908" calcext:value-type="float">
            <text:p>406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5.384" calcext:value-type="float">
            <text:p>405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200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2.044" calcext:value-type="float">
            <text:p>352.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9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6.908" calcext:value-type="float">
            <text:p>406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97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4.424" calcext:value-type="float">
            <text:p>344.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9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7.4008" calcext:value-type="float">
            <text:p>387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9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2424" calcext:value-type="float">
            <text:p>339.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9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9376" calcext:value-type="float">
            <text:p>338.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9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75472" calcext:value-type="float">
            <text:p>338.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9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1.95512" calcext:value-type="float">
            <text:p>341.9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9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0.09328" calcext:value-type="float">
            <text:p>350.0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90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9.27032" calcext:value-type="float">
            <text:p>349.2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93176" calcext:value-type="float">
            <text:p>337.9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77936" calcext:value-type="float">
            <text:p>337.7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9.3948" calcext:value-type="float">
            <text:p>339.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4804" calcext:value-type="float">
            <text:p>338.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5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3.84744" calcext:value-type="float">
            <text:p>333.8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3.8728" calcext:value-type="float">
            <text:p>353.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7.9648" calcext:value-type="float">
            <text:p>327.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3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0.79688" calcext:value-type="float">
            <text:p>340.7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7.7768" calcext:value-type="float">
            <text:p>347.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6.428" calcext:value-type="float">
            <text:p>376.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4992" calcext:value-type="float">
            <text:p>336.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8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9376" calcext:value-type="float">
            <text:p>338.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7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25536" calcext:value-type="float">
            <text:p>336.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7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9376" calcext:value-type="float">
            <text:p>338.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7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8.29752" calcext:value-type="float">
            <text:p>338.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7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992976" calcext:value-type="float">
            <text:p>336.99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7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1.429768" calcext:value-type="float">
            <text:p>381.4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7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694016" calcext:value-type="float">
            <text:p>337.6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7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73364" calcext:value-type="float">
            <text:p>337.7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73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7.32216" calcext:value-type="float">
            <text:p>337.3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7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70672" calcext:value-type="float">
            <text:p>335.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6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8896" calcext:value-type="float">
            <text:p>335.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6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5.8896" calcext:value-type="float">
            <text:p>335.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0856111441601</text:p>
          </table:table-cell>
          <table:table-cell office:value-type="string" calcext:value-type="string">
            <text:p>196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6.804" calcext:value-type="float">
            <text:p>336.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